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language="fr" fo:country="FR" fo:font-weight="bold" officeooo:rsid="001ac821" officeooo:paragraph-rsid="001ac821" style:font-size-asian="15pt" style:font-weight-asian="bold" style:font-size-complex="15pt" style:font-weight-complex="bold"/>
    </style:style>
    <style:style style:name="P2" style:family="paragraph" style:parent-style-name="Heading_20_1">
      <style:paragraph-properties fo:text-align="center" style:justify-single-word="false"/>
      <style:text-properties style:font-name="Nimbus Sans" fo:font-size="18.2000007629395pt" fo:language="fr" fo:country="FR" fo:font-weight="bold" officeooo:rsid="006e21f5" officeooo:paragraph-rsid="006e21f5" style:font-name-asian="Nimbus Sans1" style:font-size-asian="18.2000007629395pt" style:font-weight-asian="bold" style:font-name-complex="Noto Sans Devanagari" style:font-size-complex="18.2000007629395pt" style:font-weight-complex="bold"/>
    </style:style>
    <style:style style:name="P3" style:family="paragraph" style:parent-style-name="Text_20_body">
      <style:text-properties fo:font-size="15pt" fo:language="fr" fo:country="FR" style:font-size-asian="15pt" style:font-size-complex="15pt"/>
    </style:style>
    <style:style style:name="P4" style:family="paragraph" style:parent-style-name="Text_20_body">
      <style:text-properties fo:font-size="15pt" fo:language="fr" fo:country="FR" officeooo:rsid="00855362" officeooo:paragraph-rsid="00855362" style:font-size-asian="15pt" style:font-size-complex="15pt"/>
    </style:style>
    <style:style style:name="P5" style:family="paragraph" style:parent-style-name="Text_20_body">
      <style:text-properties fo:font-size="15pt" fo:language="fr" fo:country="FR" officeooo:paragraph-rsid="00855362" style:font-size-asian="15pt" style:font-size-complex="15pt"/>
    </style:style>
    <style:style style:name="P6" style:family="paragraph" style:parent-style-name="Text_20_body">
      <style:text-properties fo:font-size="15pt" fo:language="fr" fo:country="FR" fo:font-weight="normal" officeooo:rsid="00855362" officeooo:paragraph-rsid="00855362" style:font-size-asian="15pt" style:font-weight-asian="normal" style:font-size-complex="15pt" style:font-weight-complex="normal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9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11531" style:font-weight-asian="bold" style:font-weight-complex="bold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gr1" style:family="graphic">
      <style:graphic-properties draw:stroke="solid" svg:stroke-width="0.041cm" svg:stroke-color="#000000" draw:marker-start-width="0.413cm" draw:marker-end-width="0.413cm" draw:fill="none" draw:fill-color="#ffffff" fo:min-height="0.572cm" fo:padding-top="-0.029cm" fo:padding-bottom="-0.029cm" fo:padding-left="-0.029cm" fo:padding-right="-0.0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41cm" svg:stroke-color="#000000" draw:marker-start-width="0.413cm" draw:marker-end-width="0.413cm" draw:fill="none" draw:fill-color="#ffffff" fo:min-height="0.557cm" fo:padding-top="-0.029cm" fo:padding-bottom="-0.029cm" fo:padding-left="-0.029cm" fo:padding-right="-0.0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3.01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Français</text:h>
      <text:p text:style-name="P1"/>
      <text:p text:style-name="P5"><text:tab/><text:span text:style-name="T2">Genre littéral</text:span></text:p>
      <text:p text:style-name="P5"><text:span text:style-name="T2"/></text:p>
      <text:p text:style-name="P4">genre ≠ registre</text:p>
      <text:p text:style-name="P3"><text:tab/></text:p>
      <text:p text:style-name="P6"><draw:ellipse text:anchor-type="paragraph" draw:z-index="1" draw:name="Shape2" draw:style-name="gr2" draw:text-style-name="P7" svg:width="6.06cm" svg:height="3.017cm" draw:transform="rotate (-3.14159265358979) translate (6.54579166666667cm 3.86820833333333cm)" draw:kind="arc" draw:start-angle="2.21" draw:end-angle="0.62"><text:p/></draw:ellipse><draw:frame text:anchor-type="paragraph" draw:z-index="2" draw:name="Shape3" draw:style-name="gr3" draw:text-style-name="P8" svg:width="4.102cm" svg:height="0.498cm" svg:x="1.439cm" svg:y="3.951cm"><draw:text-box><text:p text:style-name="P7"><text:span text:style-name="T3"><text:s/></text:span><text:span text:style-name="T3">G</text:span><text:span text:style-name="T3">e</text:span><text:span text:style-name="T3">n</text:span><text:span text:style-name="T3">r</text:span><text:span text:style-name="T3">e</text:span><text:span text:style-name="T3"> </text:span><text:span text:style-name="T3">n</text:span><text:span text:style-name="T3">a</text:span><text:span text:style-name="T3">r</text:span><text:span text:style-name="T3">r</text:span><text:span text:style-name="T3">a</text:span><text:span text:style-name="T3">t</text:span><text:span text:style-name="T3">i</text:span><text:span text:style-name="T3">f</text:span></text:p></draw:text-box></draw:frame><draw:ellipse text:anchor-type="paragraph" draw:z-index="3" draw:name="Shape2" draw:style-name="gr2" draw:text-style-name="P7" svg:width="6.06cm" svg:height="3.017cm" draw:transform="rotate (-3.14159265358979) translate (6.46641666666667cm 9.29216666666667cm)" draw:kind="arc" draw:start-angle="2.21" draw:end-angle="0.62"><text:p/></draw:ellipse><draw:ellipse text:anchor-type="paragraph" draw:z-index="4" draw:name="Shape2" draw:style-name="gr2" draw:text-style-name="P7" svg:width="6.06cm" svg:height="3.017cm" draw:transform="rotate (-3.14159265358979) translate (15.9914166666667cm 3.65654166666667cm)" draw:kind="arc" draw:start-angle="2.21" draw:end-angle="0.62"><text:p/></draw:ellipse><draw:frame text:anchor-type="paragraph" draw:z-index="0" draw:name="Shape1" draw:style-name="gr4" draw:text-style-name="P9" svg:width="5.319cm" svg:height="3.017cm" svg:x="1.651cm" svg:y="1.432cm"><draw:text-box><text:p>Autobio – Roman.<text:line-break/>Nouvelle – Fantastique.<text:line-break/>Récit </text:p></draw:text-box></draw:frame><draw:frame text:anchor-type="paragraph" draw:z-index="5" draw:name="Shape3" draw:style-name="gr3" draw:text-style-name="P8" svg:width="3.07cm" svg:height="0.498cm" svg:x="11.414cm" svg:y="1.801cm"><draw:text-box><text:p text:style-name="P7"><text:span text:style-name="T3">Poésie</text:span></text:p></draw:text-box></draw:frame><draw:frame text:anchor-type="paragraph" draw:z-index="6" draw:name="Shape3" draw:style-name="gr3" draw:text-style-name="P8" svg:width="3.07cm" svg:height="0.498cm" svg:x="1.914cm" svg:y="7.477cm"><draw:text-box><text:p text:style-name="P7"><text:span text:style-name="T3">Théâtre</text:span></text:p></draw:text-box></draw:frame><draw:ellipse text:anchor-type="paragraph" draw:z-index="7" draw:name="Shape2" draw:style-name="gr2" draw:text-style-name="P7" svg:width="6.06cm" svg:height="3.017cm" draw:transform="rotate (-3.14159265358979) translate (16.5452777777778cm 9.21984722222222cm)" draw:kind="arc" draw:start-angle="2.21" draw:end-angle="0.62"><text:p/></draw:ellipse><draw:frame text:anchor-type="paragraph" draw:z-index="8" draw:name="Shape3" draw:style-name="gr1" draw:text-style-name="P8" svg:width="3.922cm" svg:height="0.512cm" svg:x="11.511cm" svg:y="7.188cm"><draw:text-box><text:p text:style-name="P7"><text:span text:style-name="T3">Littérature </text:span><text:span text:style-name="T3">d’idée</text:span></text:p></draw:text-box></draw:frame></text:p>
      <text:p text:style-name="P6"/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fr" fo:country="F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fr" fo:country="F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HTML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04T16:17:25.260482468</meta:creation-date>
    <dc:date>2019-09-05T20:14:50.410412960</dc:date>
    <meta:editing-duration>PT24M22S</meta:editing-duration>
    <meta:editing-cycles>105</meta:editing-cycles>
    <meta:generator>LibreOffice/6.3.1.2$Linux_X86_64 LibreOffice_project/30$Build-2</meta:generator>
    <meta:document-statistic meta:table-count="0" meta:image-count="0" meta:object-count="0" meta:page-count="1" meta:paragraph-count="4" meta:word-count="6" meta:character-count="40" meta:non-whitespace-character-count="35"/>
  </office:meta>
</office:document-meta>
</file>